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BC000001395F2E8A22.png" manifest:media-type="image/pn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wiss" style:font-pitch="variable"/>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decorativ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graphic-properties loext:decorative="false"/>
    </style:style>
    <style:style style:name="gr9" style:family="graphic" style:parent-style-name="standard">
      <style:graphic-properties draw:stroke="solid" svg:stroke-width="0.071cm" svg:stroke-color="#000000"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dark1" loext:color-type="theme"/>
      </style:graphic-properties>
    </style:style>
    <style:style style:name="pr1" style:family="presentation" style:parent-style-name="Diapositiva_20_titolo-notes">
      <style:graphic-properties draw:fill-color="#ffffff" draw:auto-grow-height="false" fo:min-height="13.365cm" loext:decorative="false"/>
      <style:paragraph-properties style:writing-mode="lr-tb"/>
    </style:style>
    <style:style style:name="pr2" style:family="presentation" style:parent-style-name="Titolo_20_e_20_contenuto-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3" style:family="presentation" style:parent-style-name="Titolo_20_e_20_contenuto-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4" style:family="presentation" style:parent-style-name="Titolo_20_e_20_contenuto-notes">
      <style:graphic-properties draw:fill-color="#ffffff" draw:auto-grow-height="false" fo:min-height="13.365cm" loext:decorative="false"/>
      <style:paragraph-properties style:writing-mode="lr-tb"/>
    </style:style>
    <style:style style:name="pr5" style:family="presentation" style:parent-style-name="Predefinito_20_1-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6" style:family="presentation" style:parent-style-name="Predefinito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7" style:family="presentation" style:parent-style-name="Predefinito_20_1-notes">
      <style:graphic-properties draw:fill-color="#ffffff" draw:auto-grow-height="false" fo:min-height="13.365cm" loext:decorative="false"/>
      <style:paragraph-properties style:writing-mode="lr-tb"/>
    </style:style>
    <style:style style:name="pr8" style:family="presentation" style:parent-style-name="Titolo_20_e_20_contenut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Titolo_20_e_20_contenuto-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Titolo_20_e_20_contenuto-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co1" style:family="table-column">
      <style:table-column-properties style:column-width="1.26cm" style:use-optimal-column-width="false"/>
    </style:style>
    <style:style style:name="co2" style:family="table-column">
      <style:table-column-properties style:column-width="6.254cm" style:use-optimal-column-width="false"/>
    </style:style>
    <style:style style:name="co3" style:family="table-column">
      <style:table-column-properties style:column-width="2.206cm" style:use-optimal-column-width="false"/>
    </style:style>
    <style:style style:name="co4" style:family="table-column">
      <style:table-column-properties style:column-width="1.924cm" style:use-optimal-column-width="false"/>
    </style:style>
    <style:style style:name="co5" style:family="table-column">
      <style:table-column-properties style:column-width="11.283cm" style:use-optimal-column-width="false"/>
    </style:style>
    <style:style style:name="ro1" style:family="table-row">
      <style:table-row-properties style:row-height="1.28cm" style:use-optimal-row-height="false"/>
    </style:style>
    <style:style style:name="ro2" style:family="table-row">
      <style:table-row-properties style:row-height="1.03cm" style:use-optimal-row-height="false"/>
    </style:style>
    <style:style style:name="ce1" style:family="table-cell">
      <loext:graphic-properties draw:fill="solid" draw:fill-color="#000000" draw:textarea-vertical-align="top" fo:padding-top="0.127cm" fo:padding-bottom="0.127cm" fo:padding-left="0.254cm" fo:padding-right="0.254cm"/>
      <style:paragraph-properties fo:border-left="0.37pt solid #000000" fo:border-right="none" fo:border-top="0.37pt solid #000000" fo:border-bottom="none"/>
    </style:style>
    <style:style style:name="ce2" style:family="table-cell">
      <loext:graphic-properties draw:fill="solid" draw:fill-color="#000000" draw:textarea-vertical-align="top" fo:padding-top="0.127cm" fo:padding-bottom="0.127cm" fo:padding-left="0.254cm" fo:padding-right="0.254cm"/>
      <style:paragraph-properties fo:border-left="none" fo:border-right="0.37pt solid #000000" fo:border-top="0.37pt solid #000000" fo:border-bottom="none"/>
    </style:style>
    <style:style style:name="ce3" style:family="table-cell">
      <loext:graphic-properties draw:fill="none" loext:fill-use-slide-background="false" draw:textarea-vertical-align="top" fo:padding-top="0.127cm" fo:padding-bottom="0.127cm" fo:padding-left="0.254cm" fo:padding-right="0.254cm"/>
      <style:paragraph-properties fo:border-left="0.37pt solid #000000" fo:border-right="none" fo:border-top="0.37pt solid #000000" fo:border-bottom="0.37pt solid #000000"/>
    </style:style>
    <style:style style:name="ce4" style:family="table-cell">
      <loext:graphic-properties draw:fill="none" loext:fill-use-slide-background="false" draw:textarea-vertical-align="top" fo:padding-top="0.127cm" fo:padding-bottom="0.127cm" fo:padding-left="0.254cm" fo:padding-right="0.254cm"/>
      <style:paragraph-properties fo:border-left="none" fo:border-right="0.37pt solid #000000" fo:border-top="0.37pt solid #000000" fo:border-bottom="0.37pt solid #000000"/>
    </style:style>
    <style:style style:name="ce5" style:family="table-cell">
      <loext:graphic-properties draw:fill="none" loext:fill-use-slide-background="false" draw:textarea-vertical-align="top" fo:padding-top="0.127cm" fo:padding-bottom="0.127cm" fo:padding-left="0.254cm" fo:padding-right="0.254cm"/>
      <style:paragraph-properties fo:border-left="0.37pt solid #000000" fo:border-right="none" fo:border-top="none" fo:border-bottom="none"/>
    </style:style>
    <style:style style:name="ce6" style:family="table-cell">
      <loext:graphic-properties draw:fill="none" loext:fill-use-slide-background="false" draw:textarea-vertical-align="top" fo:padding-top="0.127cm" fo:padding-bottom="0.127cm" fo:padding-left="0.254cm" fo:padding-right="0.254cm"/>
      <style:paragraph-properties fo:border-left="none" fo:border-right="0.37pt solid #000000" fo:border-top="none" fo:border-bottom="none"/>
    </style:style>
    <style:style style:name="ce7" style:family="table-cell">
      <loext:graphic-properties draw:fill="solid" draw:fill-color="#000000" draw:textarea-vertical-align="top" fo:padding-top="0.127cm" fo:padding-bottom="0.127cm" fo:padding-left="0.254cm" fo:padding-right="0.254cm"/>
      <style:paragraph-properties fo:border-left="none" fo:border-right="none" fo:border-top="0.37pt solid #000000" fo:border-bottom="none"/>
    </style:style>
    <style:style style:name="ce8" style:family="table-cell">
      <loext:graphic-properties draw:fill="none" loext:fill-use-slide-background="false" draw:textarea-vertical-align="top" fo:padding-top="0.127cm" fo:padding-bottom="0.127cm" fo:padding-left="0.254cm" fo:padding-right="0.254cm"/>
      <style:paragraph-properties fo:border-left="none" fo:border-right="none" fo:border-top="0.37pt solid #000000" fo:border-bottom="0.37pt solid #000000"/>
    </style:style>
    <style:style style:name="ce9" style:family="table-cell">
      <loext:graphic-properties draw:fill="none" loext:fill-use-slide-background="false" draw:textarea-vertical-align="top" fo:padding-top="0.127cm" fo:padding-bottom="0.127cm" fo:padding-left="0.254cm" fo:padding-right="0.254cm"/>
      <style:paragraph-properties fo:border="none"/>
    </style:style>
    <style:style style:name="ce10" style:family="table-cell">
      <loext:graphic-properties draw:fill="none" loext:fill-use-slide-background="false" draw:textarea-vertical-align="top" fo:padding-top="0.127cm" fo:padding-bottom="0.127cm" fo:padding-left="0.254cm" fo:padding-right="0.254cm"/>
      <style:paragraph-properties fo:border-left="0.37pt solid #000000" fo:border-right="none" fo:border-top="none" fo:border-bottom="0.37pt solid #000000"/>
    </style:style>
    <style:style style:name="ce11" style:family="table-cell">
      <loext:graphic-properties draw:fill="none" loext:fill-use-slide-background="false" draw:textarea-vertical-align="top" fo:padding-top="0.127cm" fo:padding-bottom="0.127cm" fo:padding-left="0.254cm" fo:padding-right="0.254cm"/>
      <style:paragraph-properties fo:border-left="none" fo:border-right="none" fo:border-top="none" fo:border-bottom="0.37pt solid #000000"/>
    </style:style>
    <style:style style:name="ce12" style:family="table-cell">
      <loext:graphic-properties draw:fill="none" loext:fill-use-slide-background="false" draw:textarea-vertical-align="top" fo:padding-top="0.127cm" fo:padding-bottom="0.127cm" fo:padding-left="0.254cm" fo:padding-right="0.254cm"/>
      <style:paragraph-properties fo:border-left="none" fo:border-right="0.37pt solid #000000" fo:border-top="none" fo:border-bottom="0.37pt solid #000000"/>
    </style:style>
    <style:style style:name="P1" style:family="paragraph">
      <style:paragraph-properties fo:margin-left="0cm" fo:margin-right="0cm" fo:margin-top="0.226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226cm" fo:margin-bottom="0cm" fo:line-height="100%" fo:text-align="center" fo:text-indent="0cm" style:punctuation-wrap="hanging" loext:tab-stop-distance="1.27cm" style:font-independent-line-spacing="true">
        <style:tab-stops>
          <style:tab-stop style:position="0cm"/>
        </style:tab-stops>
      </style:paragraph-properties>
      <style:text-properties fo:font-size="32pt" fo:hyphenate="false"/>
    </style:style>
    <style:style style:name="P3"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0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font-size="40pt" fo:hyphenate="false"/>
    </style:style>
    <style:style style:name="P5" style:family="paragraph">
      <loext:graphic-properties draw:fill-color="#ffffff"/>
    </style:style>
    <style:style style:name="P6"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4pt" style:font-size-asian="14pt" style:font-size-complex="14pt" fo:hyphenate="false"/>
    </style:style>
    <style:style style:name="P11" style:family="paragraph">
      <loext:graphic-properties draw:fill="none" draw:fill-color="#ffffff"/>
      <style:paragraph-properties fo:text-align="center" style:font-independent-line-spacing="true"/>
      <style:text-properties fo:font-size="12pt" style:font-size-asian="14pt" style:font-size-complex="14pt"/>
    </style:style>
    <style:style style:name="P12"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4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17" style:family="paragraph">
      <loext:graphic-properties draw:fill="none"/>
      <style:paragraph-properties fo:margin-left="0cm" fo:margin-right="0cm" fo:margin-top="0cm" fo:margin-bottom="0cm" fo:line-height="100%" fo:text-align="start" fo:text-indent="0cm" style:font-independent-line-spacing="true"/>
      <style:text-properties fo:font-size="24pt" style:font-size-asian="24pt" style:font-size-complex="24pt"/>
    </style:style>
    <style:style style:name="P18"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font-size="24pt" style:font-size-asian="24pt" style:font-size-complex="24pt" fo:hyphenate="false"/>
    </style:style>
    <style:style style:name="P19" style:family="paragraph">
      <loext:graphic-properties draw:fill="none"/>
      <style:paragraph-properties fo:text-align="start" style:font-independent-line-spacing="true"/>
      <style:text-properties fo:font-size="24pt" style:font-size-asian="24pt" style:font-size-complex="24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22"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23"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P26" style:family="paragraph">
      <style:paragraph-properties fo:margin-left="1.01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7"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8"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P29"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P30" style:family="paragraph">
      <style:paragraph-properties fo:margin-left="0cm" fo:margin-right="0cm" fo:text-indent="0cm" loext:tab-stop-distance="1.27cm">
        <style:tab-stops/>
      </style:paragraph-properties>
    </style:style>
    <style:style style:name="P31" style:family="paragraph">
      <style:paragraph-properties fo:margin-left="0cm" fo:margin-right="0cm" fo:margin-top="0.42cm" fo:margin-bottom="0.35cm" fo:text-indent="0cm" loext:tab-stop-distance="1.27cm">
        <style:tab-stops/>
      </style:paragraph-properties>
      <style:text-properties fo:font-size="10pt" style:font-size-asian="10pt" style:font-size-complex="10pt"/>
    </style:style>
    <style:style style:name="P32" style:family="paragraph">
      <style:paragraph-properties fo:margin-left="1.01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3" style:family="paragraph">
      <loext:graphic-properties draw:fill="none"/>
      <style:paragraph-properties fo:margin-left="0cm" fo:margin-right="0cm" fo:margin-top="0.226cm" fo:margin-bottom="0cm" fo:line-height="100%" fo:text-align="start" fo:text-indent="0cm" style:punctuation-wrap="hanging" loext:tab-stop-distance="1.27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size="32pt" fo:letter-spacing="normal" fo:font-style="normal" style:text-underline-style="none" fo:font-weight="normal" fo:background-color="transparent" style:font-size-asian="32pt" style:font-style-asian="normal" style:font-weight-asian="normal" style:font-name-complex="Arial1" style:font-size-complex="32pt" style:font-style-complex="normal" style:font-weight-complex="normal" fo:hyphenate="false">
        <loext:char-complex-color loext:theme-type="dark1" loext:color-type="theme"/>
      </style:text-properties>
    </style:style>
    <style:style style:name="P34"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P35"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Arial1" fo:font-size="32pt" fo:letter-spacing="normal" fo:language="it" fo:country="IT" fo:font-style="normal" style:text-underline-style="none" fo:font-weight="normal" fo:background-color="transparent" style:font-size-asian="32pt" style:font-style-asian="normal" style:font-weight-asian="normal" style:font-name-complex="Arial1" style:font-size-complex="32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Arial1" fo:font-size="44pt" fo:letter-spacing="normal" fo:language="it" fo:country="IT" fo:font-style="normal" style:text-underline-style="none" fo:font-weight="normal" fo:background-color="transparent" style:font-size-asian="44pt" style:font-style-asian="normal" style:font-weight-asian="normal" style:font-name-complex="Arial1" style:font-size-complex="44pt" style:font-style-complex="normal" style:font-weight-complex="normal">
        <loext:char-complex-color loext:theme-type="ligh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1" fo:font-size="32pt" fo:letter-spacing="normal" fo:language="it" fo:country="IT" fo:font-style="normal" style:text-underline-style="none" fo:font-weight="normal" fo:background-color="transparent" style:font-size-asian="32pt" style:font-style-asian="normal" style:font-weight-asian="normal" style:font-name-complex="Arial1"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8b8b8b"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6" style:family="text">
      <style:text-properties fo:font-variant="normal" fo:text-transform="none" fo:color="#9e1213"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it" fo:country="IT"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Arial1" fo:font-size="20pt" fo:letter-spacing="normal" fo:language="it" fo:country="IT"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rial1" fo:font-size="16pt" fo:letter-spacing="normal" fo:language="it" fo:country="IT" fo:font-style="normal" style:text-underline-style="none" fo:font-weight="normal" fo:background-color="transparent" style:font-size-asian="16pt" style:font-style-asian="normal" style:font-weight-asian="normal" style:font-name-complex="Arial1" style:font-size-complex="16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333333" loext:opacity="100%" style:text-outline="false" style:text-line-through-style="none" style:text-line-through-type="none" style:text-position="0% 100%" style:font-name="Helvetica Neue"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style:style style:name="T17" style:family="text">
      <style:text-properties fo:font-variant="normal" fo:text-transform="none" fo:color="#333333" loext:opacity="100%" style:text-outline="false" style:text-line-through-style="none" style:text-line-through-type="none" style:text-position="0% 100%" style:font-name="Helvetica Neue" fo:font-size="18pt" fo:letter-spacing="normal" fo:language="it" fo:country="IT"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9b0014" fo:font-size="7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fo:font-family="Wingdings" style:font-charset="x-symbol" fo:color="#9b0014"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9e1213"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953cm"/>
        <style:text-properties fo:font-family="Wingdings" style:font-charset="x-symbol" fo:color="#9b0014"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bullet text:level="1" text:bullet-char="">
        <style:list-level-properties text:min-label-width="0.953cm"/>
        <style:text-properties fo:font-family="Wingdings" style:font-charset="x-symbol" fo:color="#9b0014" fo:font-size="70%"/>
      </text:list-level-style-bullet>
      <text:list-level-style-number text:level="2" style:num-format="">
        <style:list-level-properties text:space-before="1.009cm" text:min-label-width="0.975cm"/>
        <style:text-properties fo:color="#9b0014"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number text:level="1" style:num-format="">
        <style:list-level-properties text:space-before="0.3cm" text:min-label-width="0.9cm"/>
        <style:text-properties fo:color="#9b0014" fo:font-size="7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1.984cm" text:min-label-width="1.01cm"/>
        <style:text-properties fo:font-family="Wingdings" style:font-charset="x-symbol" fo:color="#9b001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1.984cm" text:min-label-width="1.01cm"/>
        <style:text-properties fo:font-family="Wingdings" style:font-charset="x-symbol" fo:color="#9b001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min-label-width="0.953cm"/>
        <style:text-properties fo:font-family="Wingdings" style:font-charset="x-symbol" fo:color="#9b0014" fo:font-size="70%"/>
      </text:list-level-style-bullet>
      <text:list-level-style-number text:level="2" style:num-format="">
        <style:list-level-properties text:space-before="1.009cm" text:min-label-width="0.975cm"/>
        <style:text-properties fo:color="#9b0014" fo:font-size="100%"/>
      </text:list-level-style-number>
      <text:list-level-style-bullet text:level="3" text:bullet-char="">
        <style:list-level-properties text:space-before="1.984cm" text:min-label-width="1.01cm"/>
        <style:text-properties fo:font-family="Wingdings" style:font-charset="x-symbol" fo:color="#9b001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number text:level="1" style:num-suffix="." style:num-format="1">
        <style:list-level-properties text:min-label-width="1.27cm"/>
        <style:text-properties fo:color="#9b0014" fo:font-size="7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number text:level="1" style:num-format="">
        <style:list-level-properties text:min-label-width="1.27cm"/>
        <style:text-properties fo:color="#9b0014" fo:font-size="7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Laurea SS - MIDST– 2023/2024</presentation:footer-decl>
      <presentation:footer-decl presentation:name="ftr2">Laurea SS - MIDST– 2023/2024 </presentation:footer-decl>
      <draw:page draw:name="page1" draw:style-name="dp1" draw:master-page-name="Diapositiva_20_titolo">
        <draw:custom-shape draw:name="Sottotitolo 2" draw:style-name="gr1" draw:text-style-name="P2" draw:layer="layout" svg:width="17.779cm" svg:height="2.218cm" svg:x="3.81cm" svg:y="8.416cm">
          <text:p text:style-name="P1"><text:span text:style-name="T1">LSH near duplicate document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olo 1" draw:style-name="gr2" draw:text-style-name="P4" draw:layer="layout" svg:width="21.589cm" svg:height="3.736cm" svg:x="2.223cm" svg:y="11.769cm">
          <text:p text:style-name="P3"><text:span text:style-name="T2">Pietro Stangherlin 2129207</text:span></text:p>
          <text:p text:style-name="P3"><text:span text:style-name="T2">Nicola Castelletti 21093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Indice della presentazione" draw:style-name="dp3" draw:master-page-name="Titolo_20_e_20_contenuto" presentation:presentation-page-layout-name="AL1T11" presentation:use-footer-name="ftr1">
        <draw:frame draw:name="Title 1" presentation:style-name="pr2" draw:text-style-name="P7" draw:layer="layout" svg:width="18.271cm" svg:height="3.66cm" svg:x="5.858cm" svg:y="0.277cm" presentation:class="title" presentation:user-transformed="true">
          <draw:text-box>
            <text:p text:style-name="P6"><text:span text:style-name="T3">Indice della presentazione</text:span></text:p>
          </draw:text-box>
        </draw:frame>
        <draw:frame draw:name="Content Placeholder 2" presentation:style-name="pr3" draw:text-style-name="P9" draw:layer="layout" svg:width="22.859cm" svg:height="12.571cm" svg:x="1.27cm" svg:y="4.445cm" presentation:class="outline" presentation:user-transformed="true">
          <draw:text-box>
            <text:list text:style-name="L4">
              <text:list-item>
                <text:p text:style-name="P8"><text:span text:style-name="T4">Obiettivi</text:span></text:p>
              </text:list-item>
              <text:list-item>
                <text:p text:style-name="P8"><text:span text:style-name="T4">Metodi utilizzati</text:span></text:p>
              </text:list-item>
              <text:list-item>
                <text:p text:style-name="P8"><text:span text:style-name="T4">Esperimenti</text:span></text:p>
              </text:list-item>
              <text:list-item>
                <text:p text:style-name="P8"><text:span text:style-name="T4">Conclusioni</text:span></text:p>
              </text:list-item>
            </text:list>
          </draw:text-box>
        </draw:frame>
        <presentation:notes draw:style-name="dp2">
          <draw:page-thumbnail draw:style-name="gr3"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Background" draw:style-name="dp1" draw:master-page-name="Predefinito_20_1" presentation:presentation-page-layout-name="AL1T11">
        <draw:frame draw:name="Title 1" presentation:style-name="pr5" draw:text-style-name="P7" draw:layer="layout" svg:width="24.129cm" svg:height="3.66cm" svg:x="1.119cm" svg:y="0.277cm" presentation:class="title" presentation:user-transformed="true">
          <draw:text-box>
            <text:p text:style-name="P6"><text:span text:style-name="T3">Background</text:span></text:p>
          </draw:text-box>
        </draw:frame>
        <draw:frame draw:name="Footer Placeholder 3" presentation:style-name="pr6" draw:text-style-name="P11" draw:layer="layout" svg:width="9.934cm" svg:height="1.013cm" svg:x="7.781cm" svg:y="17.657cm" presentation:class="footer" presentation:user-transformed="true">
          <draw:text-box>
            <text:p text:style-name="P10"><text:span text:style-name="T5">Laurea SS - MIDST– 2023/2024</text:span></text:p>
          </draw:text-box>
        </draw:frame>
        <draw:frame draw:name="Slide Number Placeholder 4" presentation:style-name="pr6" draw:text-style-name="P13" draw:layer="layout" svg:width="5.926cm" svg:height="1.013cm" svg:x="18.203cm" svg:y="17.657cm" presentation:class="page-number" presentation:user-transformed="true">
          <draw:text-box>
            <text:p text:style-name="P12"><text:span text:style-name="T6"><text:page-number>&lt;numero&gt;</text:page-number></text:span></text:p>
          </draw:text-box>
        </draw:frame>
        <draw:custom-shape draw:name="CasellaDiTesto 5" draw:style-name="gr4" draw:text-style-name="P15" draw:layer="layout" svg:width="24.129cm" svg:height="11.427cm" svg:x="0.4cm" svg:y="4.852cm">
          <text:p text:style-name="P14"><text:span text:style-name="T7">Problema: in grandi raccolte di documenti (in particolare testuali) è possibile che vi siano dei documenti duplicati o quasi uguali; è inoltre possibile che tali documenti abbiano identificativi diversi o comunque non direttamente riconducibili tra loro.</text:span></text:p>
          <text:p text:style-name="P14"><text:span text:style-name="T7"/></text:p>
          <text:p text:style-name="P14"><text:span text:style-name="T7">Degli esempi possono essere:</text:span></text:p>
          <text:p text:style-name="P14"><text:span text:style-name="T7">- medesimi documenti scannerizzati più volte da entità diverse.</text:span></text:p>
          <text:p text:style-name="P14"><text:span text:style-name="T7">- un’organizzazione che mantiene versioni diverse, ovvero con lievi modifiche, di uno stesso documento.</text:span></text:p>
          <text:p text:style-name="P1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Obbiettivi"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Obbiettivi</text:span></text:p>
          </draw:text-box>
        </draw:frame>
        <draw:custom-shape draw:name="CasellaDiTesto 2" draw:style-name="gr5" draw:text-style-name="P17" draw:layer="layout" svg:width="24.352cm" svg:height="5.329cm" svg:x="0.572cm" svg:y="4.687cm">
          <text:p text:style-name="P16"><text:span text:style-name="T8">Implementare un metodo basato su MinHash e LSH per identificare i documenti duplicati e quasi-duplicati.</text:span></text:p>
          <text:p text:style-name="P16"><text:span text:style-name="T8"/></text:p>
          <text:p text:style-name="P16"><text:span text:style-name="T8">Valutarne l’efficacia e ed effettuare considerazioni sull’efficienz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Metodi utilizzati"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Metodi utilizzati</text:span></text:p>
          </draw:text-box>
        </draw:frame>
        <draw:frame draw:name="Segnaposto contenuto 6" presentation:style-name="pr9" draw:text-style-name="P19" draw:layer="layout" svg:width="22.859cm" svg:height="12.571cm" svg:x="1.27cm" svg:y="4.445cm" presentation:class="outline" presentation:user-transformed="true">
          <draw:text-box>
            <text:list text:style-name="L4">
              <text:list-item>
                <text:p text:style-name="P18"><text:span text:style-name="T9">Creazione della collezione sperimentale</text:span></text:p>
              </text:list-item>
              <text:list-item>
                <text:p text:style-name="P18"><text:span text:style-name="T9">Shingling</text:span></text:p>
              </text:list-item>
              <text:list-item>
                <text:p text:style-name="P18"><text:span text:style-name="T9">MinHash</text:span></text:p>
              </text:list-item>
              <text:list-item>
                <text:p text:style-name="P18"><text:span text:style-name="T9">LSH</text:span></text:p>
              </text:list-item>
            </text:list>
          </draw:text-box>
        </draw:frame>
        <presentation:notes draw:style-name="dp2">
          <draw:page-thumbnail draw:style-name="gr3"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Creazione collezione sperimentale (1)" draw:style-name="dp3" draw:master-page-name="Titolo_20_e_20_contenuto" presentation:presentation-page-layout-name="AL1T11" presentation:use-footer-name="ftr1">
        <draw:frame draw:name="Title 1" presentation:style-name="pr2" draw:text-style-name="P7" draw:layer="layout" svg:width="18.271cm" svg:height="3.66cm" svg:x="5.858cm" svg:y="0.277cm" presentation:class="title" presentation:user-transformed="true">
          <draw:text-box>
            <text:p text:style-name="P6"><text:span text:style-name="T3">Creazione collezione sperimentale (1)</text:span></text:p>
          </draw:text-box>
        </draw:frame>
        <draw:custom-shape draw:name="CasellaDiTesto 2" draw:style-name="gr6" draw:text-style-name="P21" draw:layer="layout" svg:width="24.299cm" svg:height="13.457cm" svg:x="0.55cm" svg:y="4.74cm">
          <text:list text:style-name="L9">
            <text:list-item>
              <text:p text:style-name="P20"><text:span text:style-name="T8">Si assume di avere una collezione iniziale senza duplicati e quasi – duplicati. Ogni documento presenta un codice identificativo (id).</text:span></text:p>
            </text:list-item>
            <text:list-item>
              <text:p text:style-name="P20"><text:span text:style-name="T8">Si seleziona (ad esempio tramite un generatore di numeri casuali) un sottoinsieme di documenti da cui generare i quasi duplicati.</text:span></text:p>
            </text:list-item>
            <text:list-item>
              <text:p text:style-name="P20"><text:span text:style-name="T8">Scelta del tipo di modifica dei documenti per la creazione dei semi duplicati: sostituzione di alcuni caratteri con altri (random), per simulare un risultato di un programma di riconoscimento ottico di testo. Parametro relativo alla frequenza di sostituzione (percentuale sul numero totale di caratteri)</text:span></text:p>
            </text:list-item>
          </text:list>
          <text:p text:style-name="P2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Creazione collezione sperimentale (2)" draw:style-name="dp3" draw:master-page-name="Titolo_20_e_20_contenuto" presentation:presentation-page-layout-name="AL1T11" presentation:use-footer-name="ftr1">
        <draw:frame draw:name="Title 1" presentation:style-name="pr2" draw:text-style-name="P7" draw:layer="layout" svg:width="18.271cm" svg:height="3.66cm" svg:x="5.858cm" svg:y="0.277cm" presentation:class="title" presentation:user-transformed="true">
          <draw:text-box>
            <text:p text:style-name="P6"><text:span text:style-name="T3">Creazione collezione sperimentale (2)</text:span></text:p>
          </draw:text-box>
        </draw:frame>
        <draw:custom-shape draw:name="CasellaDiTesto 2" draw:style-name="gr7" draw:text-style-name="P21" draw:layer="layout" svg:width="24.299cm" svg:height="5.331cm" svg:x="0.55cm" svg:y="4.74cm">
          <text:p text:style-name="P20"><text:span text:style-name="T8">4) A ogni quasi–duplicato si assegna un id univoco (id2) e l’id del documento da cui è stato generato (id3). Viene creata una nuova collezione con i quasi-duplicati e i documenti originali (per questi ultimi il campo l’id3 è posto uguale a None)</text:span></text:p>
          <text:p text:style-name="P2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a 6" draw:style-name="gr8" draw:layer="layout" svg:width="7.513cm" svg:height="5.119cm" svg:x="0.55cm" svg:y="11.331cm">
          <table:table>
            <table:table-column table:style-name="co1"/>
            <table:table-column table:style-name="co2"/>
            <table:table-row table:style-name="ro1">
              <table:table-cell table:style-name="ce1">
                <text:p text:style-name="P22"><text:span text:style-name="T10">Id </text:span></text:p>
              </table:table-cell>
              <table:table-cell table:style-name="ce2">
                <text:p text:style-name="P22"><text:span text:style-name="T10">text</text:span></text:p>
              </table:table-cell>
            </table:table-row>
            <table:table-row table:style-name="ro1">
              <table:table-cell table:style-name="ce3">
                <text:p text:style-name="P22"><text:span text:style-name="T11">1</text:span></text:p>
              </table:table-cell>
              <table:table-cell table:style-name="ce4">
                <text:p text:style-name="P22"><text:span text:style-name="T11">hello world </text:span></text:p>
              </table:table-cell>
            </table:table-row>
            <table:table-row table:style-name="ro1">
              <table:table-cell table:style-name="ce5">
                <text:p text:style-name="P22"><text:span text:style-name="T11">2</text:span></text:p>
              </table:table-cell>
              <table:table-cell table:style-name="ce6">
                <text:p text:style-name="P22"><text:span text:style-name="T11">Bob, Alice and Ulm</text:span></text:p>
              </table:table-cell>
            </table:table-row>
            <table:table-row table:style-name="ro1">
              <table:table-cell table:style-name="ce3">
                <text:p text:style-name="P22"><text:span text:style-name="T11">3</text:span></text:p>
              </table:table-cell>
              <table:table-cell table:style-name="ce4">
                <text:p text:style-name="P22"><text:span text:style-name="T11">nosce te ipsum</text:span></text:p>
              </table:table-cell>
            </table:table-row>
          </table:table>
          <draw:image xlink:href="Pictures/TablePreview1.svm" xlink:type="simple" xlink:show="embed" xlink:actuate="onLoad"/>
        </draw:frame>
        <draw:frame draw:name="Tabella 8" draw:style-name="gr8" draw:layer="layout" svg:width="15.412cm" svg:height="5.149cm" svg:x="9.985cm" svg:y="11.301cm">
          <table:table>
            <table:table-column table:style-name="co3"/>
            <table:table-column table:style-name="co4"/>
            <table:table-column table:style-name="co5"/>
            <table:table-row table:style-name="ro2">
              <table:table-cell table:style-name="ce1">
                <text:p text:style-name="P22"><text:span text:style-name="T10">id2</text:span></text:p>
              </table:table-cell>
              <table:table-cell table:style-name="ce7">
                <text:p text:style-name="P22"><text:span text:style-name="T10">id3</text:span></text:p>
              </table:table-cell>
              <table:table-cell table:style-name="ce2">
                <text:p text:style-name="P22"><text:span text:style-name="T10">text</text:span></text:p>
              </table:table-cell>
            </table:table-row>
            <table:table-row table:style-name="ro2">
              <table:table-cell table:style-name="ce3">
                <text:p text:style-name="P22"><text:span text:style-name="T11">1</text:span></text:p>
              </table:table-cell>
              <table:table-cell table:style-name="ce8">
                <text:p text:style-name="P22"><text:span text:style-name="T11">None</text:span></text:p>
              </table:table-cell>
              <table:table-cell table:style-name="ce4">
                <text:p text:style-name="P23"><text:span text:style-name="T11">hello world </text:span></text:p>
              </table:table-cell>
            </table:table-row>
            <table:table-row table:style-name="ro2">
              <table:table-cell table:style-name="ce5">
                <text:p text:style-name="P22"><text:span text:style-name="T11">2</text:span></text:p>
              </table:table-cell>
              <table:table-cell table:style-name="ce9">
                <text:p text:style-name="P22"><text:span text:style-name="T11">None</text:span></text:p>
              </table:table-cell>
              <table:table-cell table:style-name="ce6">
                <text:p text:style-name="P23"><text:span text:style-name="T11">Bob, Alice and Ulm</text:span></text:p>
              </table:table-cell>
            </table:table-row>
            <table:table-row table:style-name="ro2">
              <table:table-cell table:style-name="ce3">
                <text:p text:style-name="P22"><text:span text:style-name="T11">3</text:span></text:p>
              </table:table-cell>
              <table:table-cell table:style-name="ce8">
                <text:p text:style-name="P22"><text:span text:style-name="T11">None</text:span></text:p>
              </table:table-cell>
              <table:table-cell table:style-name="ce4">
                <text:p text:style-name="P23"><text:span text:style-name="T11">nosce te ipsum</text:span></text:p>
              </table:table-cell>
            </table:table-row>
            <table:table-row table:style-name="ro2">
              <table:table-cell table:style-name="ce10">
                <text:p text:style-name="P22"><text:span text:style-name="T11">4</text:span></text:p>
              </table:table-cell>
              <table:table-cell table:style-name="ce11">
                <text:p text:style-name="P22"><text:span text:style-name="T11">3</text:span></text:p>
              </table:table-cell>
              <table:table-cell table:style-name="ce12">
                <text:p text:style-name="P23"><text:span text:style-name="T11">n@sCe t3 ipsuN</text:span></text:p>
              </table:table-cell>
            </table:table-row>
          </table:table>
          <draw:image xlink:href="Pictures/TablePreview2.svm" xlink:type="simple" xlink:show="embed" xlink:actuate="onLoad"/>
        </draw:frame>
        <draw:connector draw:name="Connettore 2 10" draw:style-name="gr9" draw:text-style-name="P24" draw:layer="layout" draw:type="line" svg:x1="8.327cm" svg:y1="15.682cm" svg:x2="9.985cm" svg:y2="15.999cm" svg:d="M8327 15682l1658 317" svg:viewBox="0 0 1659 318">
          <text:p/>
        </draw:connector>
        <draw:connector draw:name="Connettore 2 11" draw:style-name="gr9" draw:text-style-name="P24" draw:layer="layout" draw:type="line" svg:x1="8.327cm" svg:y1="15.711cm" svg:x2="9.985cm" svg:y2="14.978cm" svg:d="M8327 15711l1658-733" svg:viewBox="0 0 1659 734">
          <text:p/>
        </draw:connector>
        <presentation:notes draw:style-name="dp2">
          <draw:page-thumbnail draw:style-name="gr3"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MinHash (1)"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MinHash (1)</text:span></text:p>
          </draw:text-box>
        </draw:frame>
        <draw:frame draw:name="Segnaposto contenuto 6" presentation:style-name="pr3" draw:text-style-name="P9" draw:layer="layout" svg:width="23.605cm" svg:height="14.041cm" svg:x="1.27cm" svg:y="4.445cm" presentation:class="outline" presentation:user-transformed="true">
          <draw:text-box>
            <text:list text:style-name="L12">
              <text:list-item>
                <text:p text:style-name="P25"><text:span text:style-name="T9">Dimensione delle shingles: w = 9 <text:s/>[5] (parametro fissato)</text:span></text:p>
              </text:list-item>
            </text:list>
            <text:list text:style-name="L4">
              <text:list-item>
                <text:p text:style-name="P25"><text:span text:style-name="T9">Salvataggio signatures</text:span></text:p>
              </text:list-item>
            </text:list>
            <text:list text:style-name="L13">
              <text:list-item>
                <text:list>
                  <text:list-item>
                    <text:p text:style-name="P25"><text:span text:style-name="T9">scrittura su disco (database sql) (scelta impiegata)</text:span></text:p>
                  </text:list-item>
                  <text:list-item>
                    <text:p text:style-name="P25"><text:span text:style-name="T9">memoria centrale (es. btree) (non considerata, possibile per piccole collezioni)</text:span></text:p>
                  </text:list-item>
                </text:list>
              </text:list-item>
            </text:list>
            <text:p text:style-name="P26"><text:span text:style-name="T9">Stima della memoria occupata dalle signatures (ms):</text:span></text:p>
            <text:p text:style-name="P26"><text:span text:style-name="T9">ms = bit_int * num_perm * n_doc</text:span></text:p>
            <text:p text:style-name="P26"><text:span text:style-name="T9">Con</text:span></text:p>
            <text:list text:continue-numbering="true" text:style-name="L13">
              <text:list-item>
                <text:list>
                  <text:list-item>
                    <text:p text:style-name="P27"><text:span text:style-name="T9">dim_int = bit occupati da ciascun elemento della signature</text:span></text:p>
                  </text:list-item>
                  <text:list-item>
                    <text:p text:style-name="P27"><text:span text:style-name="T9">num_perm = n° di permutazioni</text:span></text:p>
                  </text:list-item>
                  <text:list-item>
                    <text:p text:style-name="P27"><text:span text:style-name="T9">n_doc = n° di documenti nella collezione</text:span></text:p>
                  </text:list-item>
                </text:list>
              </text:list-item>
            </text:list>
            <text:p text:style-name="P26"><text:span text:style-name="T9">Esempio, con 100 permutazioni, interi a 32 bit e 10^6 documenti: ms = 380 megabyte</text:span></text:p>
            <text:p text:style-name="P26"><text:span text:style-name="T9"><text:s/></text:span></text:p>
          </draw:text-box>
        </draw:frame>
        <presentation:notes draw:style-name="dp2">
          <draw:page-thumbnail draw:style-name="gr3"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MinHash (3)"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MinHash (3)</text:span></text:p>
          </draw:text-box>
        </draw:frame>
        <draw:frame draw:name="Segnaposto contenuto 6" presentation:style-name="pr3" draw:text-style-name="P9" draw:layer="layout" svg:width="23.16cm" svg:height="13.211cm" svg:x="0.909cm" svg:y="4.445cm" presentation:class="outline" presentation:user-transformed="true">
          <draw:text-box>
            <text:p text:style-name="P27"><text:span text:style-name="T9">h : U -&gt; [m] (bins).</text:span></text:p>
            <text:p text:style-name="P27"><text:span text:style-name="T9">Famiglia H:{h: U -&gt; [m]} è detta k-universale se per ogni x != y in U si ha |{h in H: h(x) = h(y)}| &lt;= |H|/(m^k).</text:span></text:p>
            <text:p text:style-name="P27"><text:span text:style-name="T9">Una semplice implementazione da [6] è la famiglia di funzioni: h(x) = [(a*x + b) mod p] mod m</text:span></text:p>
            <text:p text:style-name="P27"><text:span text:style-name="T9">Con a e b interi estratti casualmente e p numero primo.</text:span></text:p>
            <text:p text:style-name="P27"><text:span text:style-name="T9">Scelta dei parametri:</text:span></text:p>
            <text:list text:style-name="L16">
              <text:list-item>
                <text:p text:style-name="P27"><text:span text:style-name="T9"><text:s/>numero di permutazioni: compromesso tra accuratezza e spazio occupato (scelta: 100 e 200 permutazioni)</text:span></text:p>
              </text:list-item>
              <text:list-item>
                <text:p text:style-name="P27"><text:span text:style-name="T9">Modulo della funzione hash: si sono inizialmente provati sia 64 bit che 32 bit: performance simili, quindi si sono scelti solo i 32 bit.</text:span></text:p>
              </text:list-item>
            </text:list>
            <text:p text:style-name="P27"><text:span text:style-name="T9"/></text:p>
          </draw:text-box>
        </draw:frame>
        <presentation:notes draw:style-name="dp2">
          <draw:page-thumbnail draw:style-name="gr3"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LSH"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LSH</text:span></text:p>
          </draw:text-box>
        </draw:frame>
        <draw:frame draw:name="Segnaposto contenuto 6" presentation:style-name="pr3" draw:text-style-name="P9" draw:layer="layout" svg:width="22.859cm" svg:height="12.571cm" svg:x="1.27cm" svg:y="4.445cm" presentation:class="outline" presentation:user-transformed="true">
          <draw:text-box>
            <text:list text:style-name="L4">
              <text:list-header>
                <text:p text:style-name="P25"><text:span text:style-name="T9"/></text:p>
              </text:list-header>
              <text:list-item>
                <text:p text:style-name="P25"><text:span text:style-name="T9">Possibili implementazioni: </text:span></text:p>
              </text:list-item>
            </text:list>
            <text:list text:style-name="L17">
              <text:list-item>
                <text:list>
                  <text:list-item>
                    <text:p text:style-name="P28"><text:span text:style-name="T12">In memoria di massa: </text:span></text:p>
                  </text:list-item>
                </text:list>
              </text:list-item>
            </text:list>
            <text:list text:style-name="L13">
              <text:list-item>
                <text:list>
                  <text:list-item>
                    <text:p text:style-name="P28"><text:span text:style-name="T12">in memoria centrale</text:span></text:p>
                  </text:list-item>
                </text:list>
              </text:list-item>
            </text:list>
            <text:list text:style-name="L18">
              <text:list-item>
                <text:list>
                  <text:list-item>
                    <text:list>
                      <text:list-item>
                        <text:p text:style-name="P29"><text:span text:style-name="T13">Liste: ogni banda ha K bucket (P * N, con N numero di documenti e P &gt; 1 fattore di scala), ogni bucket è implementato come una lista, se ogni bucket contiene un elemento assumiamo che occupi 64 bit (id); Per N = 10^7 e P = 10 una banda occuperà circa 800 MB, per 20 bande la memoria occupata è di circa 16 GB</text:span></text:p>
                      </text:list-item>
                    </text:list>
                  </text:list-item>
                </text:list>
              </text:list-item>
            </text:list>
            <text:list text:style-name="L12">
              <text:list-item>
                <text:p text:style-name="P30"><text:span text:style-name="T9">Numero di bande: 10 e 20 bande</text:span></text:p>
              </text:list-item>
              <text:list-item>
                <text:p text:style-name="P31"><text:span text:style-name="T9">Funzioni hash per la bande: Motwani hash: Assume v = [v1, v2, ..., vk]             and random_int_array = [a1,...,ak] is an array of random generated integers,            the hash is then:            hash(v) = (a1 * v1 + ... + ak * vk) % modulo </text:span></text:p>
              </text:list-item>
            </text:list>
            <text:p text:style-name="P30"><text:span text:style-name="T12"/></text:p>
            <text:p text:style-name="P32"><text:span text:style-name="T12"/></text:p>
          </draw:text-box>
        </draw:frame>
        <presentation:notes draw:style-name="dp2">
          <draw:page-thumbnail draw:style-name="gr3"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LSH (2)"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LSH</text:span></text:p>
          </draw:text-box>
        </draw:frame>
        <draw:frame draw:name="Segnaposto contenuto 6" presentation:style-name="pr3" draw:text-style-name="P9" draw:layer="layout" svg:width="25.006cm" svg:height="13.642cm" svg:x="0.393cm" svg:y="4.321cm" presentation:class="outline" presentation:user-transformed="true">
          <draw:text-box>
            <text:p text:style-name="P27"><text:span text:style-name="T9">1) Conteggio bucket in comune</text:span></text:p>
            <text:p text:style-name="P27"><text:span text:style-name="T9">2) Caching delle signature</text:span></text:p>
            <text:p text:style-name="P27"><text:span text:style-name="T9">3) Confronti</text:span></text:p>
          </draw:text-box>
        </draw:frame>
        <presentation:notes draw:style-name="dp2">
          <draw:page-thumbnail draw:style-name="gr3"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Esperimenti"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Esperimenti</text:span></text:p>
          </draw:text-box>
        </draw:frame>
        <draw:frame draw:name="Segnaposto contenuto 6" presentation:style-name="pr3" draw:text-style-name="P9" draw:layer="layout" svg:width="22.859cm" svg:height="12.571cm" svg:x="1.27cm" svg:y="4.445cm" presentation:class="outline" presentation:user-transformed="true">
          <draw:text-box>
            <text:list text:style-name="L4">
              <text:list-item>
                <text:p text:style-name="P25"><text:span text:style-name="T9">Prima esecuzione della procedura sulla collezione originale (senza semi-duplicati artificiali) per tarare i parametri e valutare il massimo grado di similarità presente tra documenti della collezione originale</text:span></text:p>
              </text:list-item>
              <text:list-item>
                <text:p text:style-name="P25"><text:span text:style-name="T9">Esecuzioni successive con diversi livelli di modifica dei documenti semi-duplicati artificiali</text:span></text:p>
              </text:list-item>
            </text:list>
          </draw:text-box>
        </draw:frame>
        <presentation:notes draw:style-name="dp2">
          <draw:page-thumbnail draw:style-name="gr3"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Conclusioni" draw:style-name="dp3" draw:master-page-name="Titolo_20_e_20_contenuto" presentation:presentation-page-layout-name="AL1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Conclusioni</text:span></text:p>
          </draw:text-box>
        </draw:frame>
        <draw:frame draw:name="Segnaposto contenuto 6" presentation:style-name="pr10" draw:text-style-name="P33" draw:layer="layout" svg:width="22.859cm" svg:height="12.571cm" svg:x="1.27cm" svg:y="4.445cm" presentation:class="outline" presentation:placeholder="true" presentation:user-transformed="true">
          <draw:text-box/>
        </draw:frame>
        <presentation:notes draw:style-name="dp2">
          <draw:page-thumbnail draw:style-name="gr3"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Bibliografia" draw:style-name="dp3" draw:master-page-name="Titolo_20_e_20_contenuto" presentation:presentation-page-layout-name="AL1T11" presentation:use-footer-name="ftr2">
        <draw:frame draw:name="Title 1" presentation:style-name="pr8" draw:text-style-name="P7" draw:layer="layout" svg:width="18.271cm" svg:height="3.66cm" svg:x="5.858cm" svg:y="0.277cm" presentation:class="title" presentation:user-transformed="true">
          <draw:text-box>
            <text:p text:style-name="P6"><text:span text:style-name="T3">Bibliografia</text:span></text:p>
          </draw:text-box>
        </draw:frame>
        <draw:frame draw:name="Segnaposto contenuto 6" presentation:style-name="pr3" draw:text-style-name="P9" draw:layer="layout" svg:width="22.859cm" svg:height="12.571cm" svg:x="1.27cm" svg:y="4.445cm" presentation:class="outline" presentation:user-transformed="true">
          <draw:text-box>
            <text:list text:style-name="L20">
              <text:list-item>
                <text:p text:style-name="P34"><text:span text:style-name="T14"><text:s/>A.Z. Broder, “On the resemblance and containment of documents,” Proc. Compression and Complexity of Sequences, pp. 21–29, Positano Italy, 1997</text:span></text:p>
              </text:list-item>
              <text:list-item>
                <text:p text:style-name="P34"><text:span text:style-name="T15">A.Z. Broder, M. Charikar, A.M. Frieze, and M. Mitzenmacher, “Min-wise independent permutations,” ACM Symposium on Theory of Computing, pp. 327–336, 1998.</text:span></text:p>
              </text:list-item>
              <text:list-item>
                <text:p text:style-name="P34"><text:span text:style-name="T14">P. Indyk and R. Motwani. “Approximate nearest neighbor: towards re moving the curse of dimensionality,” ACM Symposium on Theory of Com puting, pp. 604–613, 1998.</text:span></text:p>
              </text:list-item>
              <text:list-item>
                <text:p text:style-name="P34"><text:span text:style-name="T14">A. Gionis, P. Indyk, and R. Motwani, “Similarity search in high dimensions via hashing,” Proc. Intl. Conf. on Very Large Databases, pp. 518 529, 1999</text:span></text:p>
              </text:list-item>
              <text:list-item>
                <text:p text:style-name="P34"><text:span text:style-name="T16">J. Leskovec, A. Rajaraman, and J. Ullman. “</text:span><text:span text:style-name="T17">Mining of Massive Dataset</text:span><text:span text:style-name="T16">“</text:span><text:span text:style-name="T17"> </text:span><text:span text:style-name="T16">Cambridge University Press, Second edition, (2014)</text:span></text:p>
              </text:list-item>
            </text:list>
            <text:p text:style-name="P35"><text:span text:style-name="T15"/></text:p>
          </draw:text-box>
        </draw:frame>
        <presentation:notes draw:style-name="dp2">
          <draw:page-thumbnail draw:style-name="gr3"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Bibliografia (2)" draw:style-name="dp3" draw:master-page-name="Titolo_20_e_20_contenuto" presentation:presentation-page-layout-name="AL1T11" presentation:use-footer-name="ftr2">
        <draw:frame draw:name="Title 1" presentation:style-name="pr8" draw:text-style-name="P7" draw:layer="layout" svg:width="18.271cm" svg:height="3.66cm" svg:x="5.858cm" svg:y="0.277cm" presentation:class="title" presentation:user-transformed="true">
          <draw:text-box>
            <text:p text:style-name="P6"><text:span text:style-name="T3">Bibliografia</text:span></text:p>
          </draw:text-box>
        </draw:frame>
        <draw:frame draw:name="Segnaposto contenuto 6" presentation:style-name="pr3" draw:text-style-name="P9" draw:layer="layout" svg:width="22.859cm" svg:height="12.571cm" svg:x="1.27cm" svg:y="4.445cm" presentation:class="outline" presentation:user-transformed="true">
          <draw:text-box>
            <text:p text:style-name="P35"><text:span text:style-name="T14">6. J.Lawrence Carter, Mark N. Wegman,Universal classes of hash functions, Journal of Computer and System Sciences, Volume 18, Issue 2,1979,Pages 143-154.</text:span></text:p>
            <text:p text:style-name="P35"><text:span text:style-name="T14">7. Michael O. Rabin (1981). "Fingerprinting by Random Polynomials. Center for Research in Computing Technology, Harvard University.</text:span></text:p>
            <text:p text:style-name="P35"><text:span text:style-name="T14">8. Jonathan D. Cohen. 1997. Recursive hashing functions for n-grams. ACM Trans. Inf. Syst. 15, 3 (July 1997), 291–320.</text:span></text:p>
          </draw:text-box>
        </draw:frame>
        <presentation:notes draw:style-name="dp2">
          <draw:page-thumbnail draw:style-name="gr3"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wiss" style:font-pitch="variable"/>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decorativ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a_20_titolo-outline2" style:display-name="Diapositiva titolo-outline2" style:family="presentation" style:parent-style-name="Diapositiva_20_titol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iapositiva_20_titolo-outline3" style:display-name="Diapositiva titolo-outline3" style:family="presentation" style:parent-style-name="Diapositiva_20_titol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a_20_titolo-outline4" style:display-name="Diapositiva titolo-outline4" style:family="presentation" style:parent-style-name="Diapositiva_20_titol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false" style:shrink-to-fit="true" style:writing-mode="lr-tb">
        <text:list-style style:name="Titolo_20_e_20_contenuto-outline1" style:display-name="Titolo e contenu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olo_20_e_20_contenuto-outline2" style:display-name="Titolo e contenuto-outline2" style:family="presentation" style:parent-style-name="Titolo_20_e_20_contenut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olo_20_e_20_contenuto-outline3" style:display-name="Titolo e contenuto-outline3" style:family="presentation" style:parent-style-name="Titolo_20_e_20_contenut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olo_20_e_20_contenuto-outline4" style:display-name="Titolo e contenuto-outline4" style:family="presentation" style:parent-style-name="Titolo_20_e_20_contenut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style:writing-mode="lr-tb">
        <text:list-style style:name="Titolo_20_e_20_contenuto-title" style:display-name="Titolo e contenu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olo_20_e_20_contenuto-background" style:display-name="1_Titolo e contenuto-background" style:family="presentation">
      <style:graphic-properties draw:stroke="none" draw:fill="solid" draw:fill-color="#ffffff"/>
      <style:text-properties style:letter-kerning="true"/>
    </style:style>
    <style:style style:name="_31__5f_Titolo_20_e_20_contenuto-backgroundobjects" style:display-name="1_Titolo e contenuto-backgroundobjects" style:family="presentation">
      <style:graphic-properties draw:textarea-horizontal-align="justify" draw:shadow="hidden" draw:shadow-offset-x="0.2cm" draw:shadow-offset-y="0.2cm" draw:shadow-color="#808080"/>
      <style:text-properties style:letter-kerning="true"/>
    </style:style>
    <style:style style:name="_31__5f_Titolo_20_e_20_contenuto-notes" style:display-name="1_Titolo e contenut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olo_20_e_20_contenuto-outline1" style:display-name="1_Titolo e contenuto-outline1" style:family="presentation">
      <style:graphic-properties draw:stroke="none" draw:fill="none" draw:auto-grow-height="false" draw:fit-to-size="false" style:shrink-to-fit="true" style:writing-mode="lr-tb">
        <text:list-style style:name="_31__5f_Titolo_20_e_20_contenuto-outline1" style:display-name="1_Titolo e contenu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olo_20_e_20_contenuto-outline2" style:display-name="1_Titolo e contenuto-outline2" style:family="presentation" style:parent-style-name="_31__5f_Titolo_20_e_20_contenut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_31__5f_Titolo_20_e_20_contenuto-outline3" style:display-name="1_Titolo e contenuto-outline3" style:family="presentation" style:parent-style-name="_31__5f_Titolo_20_e_20_contenut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olo_20_e_20_contenuto-outline4" style:display-name="1_Titolo e contenuto-outline4" style:family="presentation" style:parent-style-name="_31__5f_Titolo_20_e_20_contenut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olo_20_e_20_contenuto-outline5" style:display-name="1_Titolo e contenuto-outline5" style:family="presentation" style:parent-style-name="_31__5f_Titolo_20_e_20_contenuto-outline4">
      <style:paragraph-properties fo:margin-top="0.1cm" fo:margin-bottom="0cm"/>
      <style:text-properties fo:font-size="20pt" style:font-size-asian="20pt" style:font-size-complex="20pt"/>
    </style:style>
    <style:style style:name="_31__5f_Titolo_20_e_20_contenuto-outline6" style:display-name="1_Titolo e contenuto-outline6" style:family="presentation" style:parent-style-name="_31__5f_Titolo_20_e_20_contenuto-outline5">
      <style:paragraph-properties fo:margin-top="0.1cm" fo:margin-bottom="0cm"/>
      <style:text-properties fo:font-size="20pt" style:font-size-asian="20pt" style:font-size-complex="20pt"/>
    </style:style>
    <style:style style:name="_31__5f_Titolo_20_e_20_contenuto-outline7" style:display-name="1_Titolo e contenuto-outline7" style:family="presentation" style:parent-style-name="_31__5f_Titolo_20_e_20_contenuto-outline6">
      <style:paragraph-properties fo:margin-top="0.1cm" fo:margin-bottom="0cm"/>
      <style:text-properties fo:font-size="20pt" style:font-size-asian="20pt" style:font-size-complex="20pt"/>
    </style:style>
    <style:style style:name="_31__5f_Titolo_20_e_20_contenuto-outline8" style:display-name="1_Titolo e contenuto-outline8" style:family="presentation" style:parent-style-name="_31__5f_Titolo_20_e_20_contenuto-outline7">
      <style:paragraph-properties fo:margin-top="0.1cm" fo:margin-bottom="0cm"/>
      <style:text-properties fo:font-size="20pt" style:font-size-asian="20pt" style:font-size-complex="20pt"/>
    </style:style>
    <style:style style:name="_31__5f_Titolo_20_e_20_contenuto-outline9" style:display-name="1_Titolo e contenuto-outline9" style:family="presentation" style:parent-style-name="_31__5f_Titolo_20_e_20_contenuto-outline8">
      <style:paragraph-properties fo:margin-top="0.1cm" fo:margin-bottom="0cm"/>
      <style:text-properties fo:font-size="20pt" style:font-size-asian="20pt" style:font-size-complex="20pt"/>
    </style:style>
    <style:style style:name="_31__5f_Titolo_20_e_20_contenuto-subtitle" style:display-name="1_Titolo e contenuto-subtitle" style:family="presentation">
      <style:graphic-properties draw:stroke="none" draw:fill="none" draw:textarea-vertical-align="middle">
        <text:list-style style:name="_31__5f_Titolo_20_e_20_contenuto-subtitle" style:display-name="1_Titolo e contenu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olo_20_e_20_contenuto-title" style:display-name="1_Titolo e contenuto-title" style:family="presentation">
      <style:graphic-properties draw:stroke="none" draw:fill="none" draw:textarea-vertical-align="middle" style:writing-mode="lr-tb">
        <text:list-style style:name="_31__5f_Titolo_20_e_20_contenuto-title" style:display-name="1_Titolo e contenu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style:writing-mode="lr-tb">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outline2" style:family="presentation" style:parent-style-name="Predefinit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redefinito-outline3" style:family="presentation" style:parent-style-name="Predefinit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outline4" style:family="presentation" style:parent-style-name="Predefinit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style:writing-mode="lr-tb">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false" style:shrink-to-fit="true" style:writing-mode="lr-tb">
        <text:list-style style:name="Predefinito_20_1-outline1" style:display-name="Predefini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1-outline2" style:display-name="Predefinito 1-outline2" style:family="presentation" style:parent-style-name="Predefinito_20_1-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redefinito_20_1-outline3" style:display-name="Predefinito 1-outline3" style:family="presentation" style:parent-style-name="Predefinito_20_1-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1-outline4" style:display-name="Predefinito 1-outline4" style:family="presentation" style:parent-style-name="Predefinito_20_1-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1-outline5" style:display-name="Predefinito 1-outline5" style:family="presentation" style:parent-style-name="Predefinito_20_1-outline4">
      <style:paragraph-properties fo:margin-top="0.1cm" fo:margin-bottom="0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1cm" fo:margin-bottom="0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1cm" fo:margin-bottom="0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1cm" fo:margin-bottom="0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1cm" fo:margin-bottom="0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style:writing-mode="lr-tb">
        <text:list-style style:name="Predefinito_20_1-title" style:display-name="Predefini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2-background" style:display-name="Predefinito 2-background" style:family="presentation">
      <style:graphic-properties draw:stroke="none" draw:fill="solid" draw:fill-color="#ffffff"/>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false" style:shrink-to-fit="true" style:writing-mode="lr-tb">
        <text:list-style style:name="Predefinito_20_2-outline1" style:display-name="Predefini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2-outline2" style:display-name="Predefinito 2-outline2" style:family="presentation" style:parent-style-name="Predefinito_20_2-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redefinito_20_2-outline3" style:display-name="Predefinito 2-outline3" style:family="presentation" style:parent-style-name="Predefinito_20_2-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2-outline4" style:display-name="Predefinito 2-outline4" style:family="presentation" style:parent-style-name="Predefinito_20_2-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2-outline5" style:display-name="Predefinito 2-outline5" style:family="presentation" style:parent-style-name="Predefinito_20_2-outline4">
      <style:paragraph-properties fo:margin-top="0.1cm" fo:margin-bottom="0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top="0.1cm" fo:margin-bottom="0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top="0.1cm" fo:margin-bottom="0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top="0.1cm" fo:margin-bottom="0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top="0.1cm" fo:margin-bottom="0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style:writing-mode="lr-tb">
        <text:list-style style:name="Predefinito_20_2-title" style:display-name="Predefini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71cm" svg:stroke-linecap="butt" draw:fill="solid" draw:fill-color="#9b001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026cm" draw:stroke-linejoin="miter" draw:fill="solid" draw:fill-color="#9b0014" draw:textarea-horizontal-align="center" draw:textarea-vertical-align="top" draw:auto-grow-height="false" fo:padding-top="0.125cm" fo:padding-bottom="0.125cm" fo:padding-left="0.25cm" fo:padding-right="0.25cm" fo:wrap-option="wrap" draw:color-mode="watermark" draw:luminance="0%" draw:contrast="0%" draw:gamma="100%" draw:red="0%" draw:green="0%" draw:blue="0%" fo:clip="rect(-0.344cm, -0.133cm, -0.229cm, -0.048cm)" draw:image-opacity="100%" style:mirror="none" loext:decorative="false"/>
    </style:style>
    <style:style style:name="Mgr5"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6"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Mgr7"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9" style:family="graphic" style:parent-style-name="standard" style:list-style-name="ML4">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Mgr10"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Diapositiva_20_titolo-backgroundobjects">
      <style:graphic-properties draw:stroke="none" draw:fill="none" draw:fill-color="#ffffff" draw:auto-grow-height="false" fo:min-height="1.485cm" loext:decorative="false"/>
      <style:paragraph-properties style:writing-mode="lr-tb"/>
    </style:style>
    <style:style style:name="Mpr2" style:family="presentation" style:parent-style-name="Diapositiva_20_titol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olo_20_e_20_contenut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 style:family="presentation" style:parent-style-name="Titolo_20_e_20_contenut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olo_20_e_20_contenu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olo_20_e_20_contenuto-backgroundobjects">
      <style:graphic-properties draw:stroke="none" draw:fill="none" draw:fill-color="#ffffff" draw:auto-grow-height="false" fo:min-height="1.485cm" loext:decorative="false"/>
      <style:paragraph-properties style:writing-mode="lr-tb"/>
    </style:style>
    <style:style style:name="Mpr7" style:family="presentation" style:parent-style-name="Titolo_20_e_20_contenuto-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_31__5f_Titolo_20_e_20_contenuto-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9" style:family="presentation" style:parent-style-name="_31__5f_Titolo_20_e_20_contenut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_31__5f_Titolo_20_e_20_contenu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_31__5f_Titolo_20_e_20_contenuto-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1__5f_Titolo_20_e_20_contenuto-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14"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Predefinito_20_1-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Predefini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Predefinito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Predefinito_20_1-backgroundobjects">
      <style:graphic-properties draw:stroke="none" draw:fill="none" draw:fill-color="#ffffff" draw:auto-grow-height="false" fo:min-height="1.485cm" loext:decorative="false"/>
      <style:paragraph-properties style:writing-mode="lr-tb"/>
    </style:style>
    <style:style style:name="Mpr19" style:family="presentation" style:parent-style-name="Predefinito_20_1-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Predefinito_20_2-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1" style:family="presentation" style:parent-style-name="Predefini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Predefinito_20_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Predefinito_20_2-backgroundobjects">
      <style:graphic-properties draw:stroke="none" draw:fill="none" draw:fill-color="#ffffff" draw:auto-grow-height="false" fo:min-height="1.485cm" loext:decorative="false"/>
      <style:paragraph-properties style:writing-mode="lr-tb"/>
    </style:style>
    <style:style style:name="Mpr24" style:family="presentation" style:parent-style-name="Predefinito_20_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style>
    <style:style style:name="MP6" style:family="paragraph">
      <loext:graphic-properties draw:fill="solid" draw:fill-color="#9b001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it" fo:country="IT" fo:font-style="normal" style:text-underline-style="none" fo:font-weight="normal" fo:background-color="transparent" style:font-name-asian="ＭＳ Ｐゴシック" style:font-style-asian="normal" style:font-weight-asian="normal" style:font-style-complex="normal" style:font-weight-complex="normal">
        <loext:char-complex-color loext:theme-type="light1" loext:color-type="theme"/>
      </style:text-properties>
    </style:style>
    <style:style style:name="MP7" style:family="paragraph">
      <style:paragraph-properties fo:margin-left="0cm" fo:margin-right="0cm" fo:margin-top="0cm" fo:margin-bottom="0cm" fo:line-height="100%" fo:text-align="center" fo:text-indent="0cm" style:writing-mode="lr-tb"/>
    </style:style>
    <style:style style:name="MP8" style:family="paragraph">
      <loext:graphic-properties draw:fill="solid" draw:fill-color="#9b001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it" fo:country="IT" fo:font-style="normal" style:text-underline-style="none" fo:font-weight="normal" fo:background-color="transparent" style:font-name-asian="ＭＳ Ｐゴシック" style:font-style-asian="normal" style:font-weight-asian="normal" style:font-style-complex="normal" style:font-weight-complex="normal">
        <loext:char-complex-color loext:theme-type="light1" loext:color-type="theme"/>
      </style:text-properties>
    </style:style>
    <style:style style:name="MP9" style:family="paragraph">
      <loext:graphic-properties draw:fill="solid" draw:fill-color="#9b0014"/>
      <style:paragraph-properties fo:text-align="start"/>
      <style:text-properties fo:font-size="18pt"/>
    </style:style>
    <style:style style:name="MP10"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11"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40pt" fo:hyphenate="false"/>
    </style:style>
    <style:style style:name="MP12" style:family="paragraph">
      <style:paragraph-properties fo:margin-left="0cm" fo:margin-right="0cm" fo:margin-top="0.113cm" fo:margin-bottom="0cm" fo:line-height="100%" fo:text-align="center" fo:text-indent="0cm" style:punctuation-wrap="hanging" loext:tab-stop-distance="1.27cm" style:writing-mode="lr-tb">
        <style:tab-stops>
          <style:tab-stop style:position="0cm"/>
        </style:tab-stops>
      </style:paragraph-properties>
      <style:text-properties fo:font-size="32pt" fo:hyphenate="false"/>
    </style:style>
    <style:style style:name="MP13" style:family="paragraph">
      <loext:graphic-properties draw:fill="none"/>
      <style:paragraph-properties fo:margin-left="0cm" fo:margin-right="0cm" fo:margin-top="0.113cm" fo:margin-bottom="0cm" fo:line-height="100%" fo:text-align="center" fo:text-indent="0cm" style:punctuation-wrap="hanging" loext:tab-stop-distance="1.27cm" style:writing-mode="lr-tb" style:font-independent-line-spacing="true">
        <style:tab-stops>
          <style:tab-stop style:position="0cm"/>
        </style:tab-stops>
      </style:paragraph-properties>
      <style:text-properties fo:font-size="32pt" fo:hyphenate="false"/>
    </style:style>
    <style:style style:name="MP14"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0pt" fo:hyphenate="false"/>
    </style:style>
    <style:style style:name="MP15"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font-size="40pt" fo:hyphenate="false"/>
    </style:style>
    <style:style style:name="MP16"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44pt" fo:hyphenate="false"/>
    </style:style>
    <style:style style:name="MP17" style:family="paragraph">
      <loext:graphic-properties draw:fill="none"/>
      <style:paragraph-properties fo:text-align="start" style:font-independent-line-spacing="true"/>
      <style:text-properties fo:font-size="44pt"/>
    </style:style>
    <style:style style:name="MP18"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font-size="32pt" fo:hyphenate="false"/>
    </style:style>
    <style:style style:name="MP19"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32pt" fo:hyphenate="false"/>
    </style:style>
    <style:style style:name="MP20"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32pt" fo:hyphenate="false"/>
    </style:style>
    <style:style style:name="MP21"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32pt" fo:hyphenate="false"/>
    </style:style>
    <style:style style:name="MP22" style:family="paragraph">
      <loext:graphic-properties draw:fill="none"/>
      <style:paragraph-properties fo:text-align="start" style:font-independent-line-spacing="true"/>
      <style:text-properties fo:font-size="32pt"/>
    </style:style>
    <style:style style:name="MP23"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24" style:family="paragraph">
      <loext:graphic-properties draw:fill="none" draw:fill-color="#ffffff"/>
      <style:paragraph-properties fo:text-align="start" style:font-independent-line-spacing="true"/>
      <style:text-properties fo:font-size="12pt" style:font-size-asian="14pt" style:font-size-complex="14pt"/>
    </style:style>
    <style:style style:name="MP25"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MP26"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2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36pt" fo:hyphenate="false"/>
    </style:style>
    <style:style style:name="MP28"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ffffff" loext:opacity="100%" style:text-outline="false" style:text-line-through-style="none" style:text-line-through-type="none" style:text-position="0% 100%" style:font-name="Calibri" fo:letter-spacing="normal" fo:language="it" fo:country="IT" fo:font-style="normal" style:text-underline-style="none" fo:font-weight="normal" fo:background-color="transparent" style:font-name-asian="ＭＳ Ｐゴシック" style:font-style-asian="normal" style:font-weight-asian="normal" style:font-style-complex="normal" style:font-weight-complex="normal">
        <loext:char-complex-color loext:theme-type="light1" loext:color-type="theme"/>
      </style:text-properties>
    </style:style>
    <style:style style:name="MT2" style:family="text">
      <style:text-properties fo:font-variant="small-caps" fo:color="#ffffff"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light1" loext:color-type="theme"/>
      </style:text-properties>
    </style:style>
    <style:style style:name="MT3" style:family="text">
      <style:text-properties fo:font-variant="small-caps" fo:color="#ffffff" loext:opacity="100%" style:text-outline="false" style:text-line-through-style="none" style:text-line-through-type="none" style:text-position="0% 100%" style:font-name="Times New Roman" fo:font-size="24pt" fo:letter-spacing="normal" fo:language="en" fo:country="US" fo:font-style="italic" style:text-underline-style="none" fo:font-weight="normal" fo:background-color="transparent" style:font-size-asian="24pt" style:font-style-asian="italic" style:font-weight-asian="normal" style:font-name-complex="Arial1" style:font-size-complex="24pt" style:font-style-complex="italic" style:font-weight-complex="normal">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size-asian="16pt" style:font-style-asian="normal" style:font-weight-asian="normal" style:font-name-complex="Arial1" style:font-size-complex="16pt" style:font-style-complex="normal" style:font-weight-complex="normal">
        <loext:char-complex-color loext:theme-type="light1" loext:color-type="theme"/>
      </style:text-properties>
    </style:style>
    <style:style style:name="MT5" style:family="text">
      <style:text-properties fo:font-variant="normal" fo:text-transform="none" fo:color="#ffffff" loext:opacity="100%" style:text-outline="false" style:text-line-through-style="none" style:text-line-through-type="none" style:text-position="0% 100%" style:font-name="Arial1" fo:font-size="16pt" fo:letter-spacing="normal" fo:language="it" fo:country="IT" fo:font-style="normal" style:text-underline-style="none" fo:font-weight="normal" fo:background-color="transparent" style:font-size-asian="16pt" style:font-style-asian="normal" style:font-weight-asian="normal" style:font-name-complex="Arial1" style:font-size-complex="16pt" style:font-style-complex="normal" style:font-weight-complex="normal">
        <loext:char-complex-color loext:theme-type="light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light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name-complex="Arial1" style:font-size-complex="44pt" style:font-style-complex="normal" style:font-weight-complex="normal">
        <loext:char-complex-color loext:theme-type="light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name-complex="Arial1" style:font-size-complex="32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loext:char-complex-color loext:theme-type="dark1" loext:color-type="theme"/>
      </style:text-properties>
    </style:style>
    <style:style style:name="MT12" style:family="text">
      <style:text-properties fo:font-variant="normal" fo:text-transform="none" fo:color="#9e1213" loext:opacity="100%" style:text-outline="false" style:text-line-through-style="none" style:text-line-through-type="none" style:text-position="0% 100%" style:font-name="Arial" fo:font-size="12pt" fo:letter-spacing="normal" fo:language="it" fo:country="IT"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MT13" style:family="text">
      <style:text-properties fo:font-variant="normal" fo:text-transform="none" fo:color="#8b8b8b"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14" style:family="text">
      <style:text-properties fo:font-variant="normal" fo:text-transform="none" fo:color="#9e1213"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Arial1" fo:font-size="36pt" fo:letter-spacing="normal" fo:language="en" fo:country="US" fo:font-style="italic" style:text-underline-style="none" fo:font-weight="normal" fo:background-color="transparent" style:font-size-asian="36pt" style:font-style-asian="italic" style:font-weight-asian="normal" style:font-name-complex="Arial1" style:font-size-complex="36pt" style:font-style-complex="italic" style:font-weight-complex="normal">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9b0014" fo:font-size="7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Wingdings" style:font-charset="x-symbol" fo:color="#9b0014"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1.984cm" text:min-label-width="1.01cm"/>
        <style:text-properties fo:font-family="Wingdings" style:font-charset="x-symbol" fo:color="#9b001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1.984cm" text:min-label-width="1.01cm"/>
        <style:text-properties fo:font-family="Wingdings" style:font-charset="x-symbol" fo:color="#9b0014" fo:font-size="100%"/>
      </text:list-level-style-bullet>
      <text:list-level-style-bullet text:level="4" text:bullet-char="•">
        <style:list-level-properties text:space-before="2.99cm" text:min-label-width="0.758cm"/>
        <style:text-properties style:font-name="Arial" fo:color="#9b0014" fo:font-size="8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1.984cm" text:min-label-width="1.01cm"/>
        <style:text-properties fo:font-family="Wingdings" style:font-charset="x-symbol" fo:color="#9b0014" fo:font-size="100%"/>
      </text:list-level-style-bullet>
      <text:list-level-style-bullet text:level="4" text:bullet-char="•">
        <style:list-level-properties text:space-before="2.99cm" text:min-label-width="0.758cm"/>
        <style:text-properties style:font-name="Arial" fo:color="#9b0014" fo:font-size="80%"/>
      </text:list-level-style-bullet>
      <text:list-level-style-bullet text:level="5" text:bullet-char="">
        <style:list-level-properties text:space-before="3.748cm" text:min-label-width="0.723cm"/>
        <style:text-properties fo:font-family="Wingdings" style:font-charset="x-symbol" fo:color="#9b0014"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6cm"/>
        <style:text-properties fo:font-family="OpenSymbol" fo:color="#9e1213"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Diapositiva_20_titolo" style:display-name="Diapositiva titolo" style:page-layout-name="PM1" draw:style-name="Mdp1">
      <loext:theme loext:name="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6" draw:layer="backgroundobjects" svg:width="25.399cm" svg:height="4.123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8" draw:layer="backgroundobjects" svg:width="25.399cm" svg:height="4.123cm" svg:x="0cm" svg:y="0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5" draw:style-name="Mgr3" draw:text-style-name="MP8" draw:layer="backgroundobjects" svg:width="25.399cm" svg:height="14.954cm" svg:x="-0.008cm" svg:y="4.159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9" draw:layer="backgroundobjects" svg:width="7.319cm" svg:height="3.704cm" svg:x="18.072cm" svg:y="0.028cm">
        <draw:image xlink:href="Pictures/10000001000002BC000001395F2E8A22.png" xlink:type="simple" xlink:show="embed" xlink:actuate="onLoad" draw:mime-type="image/png">
          <text:p/>
        </draw:image>
        <svg:desc>SigilloLogoLAST_WhiteOK</svg:desc>
      </draw:frame>
      <draw:custom-shape draw:name="Titolo 1" draw:style-name="Mgr5" draw:text-style-name="MP11" draw:layer="backgroundobjects" svg:width="18.174cm" svg:height="2.912cm" svg:x="0cm" svg:y="0.592cm">
        <text:p text:style-name="MP10"><text:span text:style-name="MT2">Corso di laurea magistrale in Scienze Statistiche</text:span></text:p>
        <text:p text:style-name="MP10"><text:span text:style-name="MT3">Metodi informatici per statistica e data science</text:span></text:p>
        <text:p text:style-name="MP10"><text:span text:style-name="MT2">2023/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ttotitolo 2" draw:style-name="Mgr6" draw:text-style-name="MP13" draw:layer="backgroundobjects" svg:width="17.779cm" svg:height="1.179cm" svg:x="3.872cm" svg:y="14.836cm">
        <text:p text:style-name="MP12"><text:span text:style-name="MT4">2023/2024</text:span></text:p>
        <text:p text:style-name="MP12"><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olo 1" draw:style-name="Mgr7" draw:text-style-name="MP15" draw:layer="backgroundobjects" svg:width="21.589cm" svg:height="1.576cm" svg:x="1.897cm" svg:y="5.304cm">
        <text:p text:style-name="MP14"><text:span text:style-name="MT6">Mini-proget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a_20_titolo-title" draw:layer="backgroundobjects" svg:width="22.859cm" svg:height="3.18cm" svg:x="1.27cm" svg:y="0.76cm" presentation:class="title" presentation:placeholder="true">
        <draw:text-box/>
      </draw:frame>
      <draw:frame presentation:style-name="Diapositiva_20_titolo-outline1" draw:layer="backgroundobjects" svg:width="22.859cm" svg:height="11.048cm" svg:x="1.27cm" svg:y="4.457cm" presentation:class="outline" presentation:placeholder="true">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Titolo_20_e_20_contenuto" style:display-name="Titolo e contenuto" style:page-layout-name="PM1" draw:style-name="Mdp1">
      <loext:theme loext:name="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6" draw:layer="backgroundobjects" svg:width="25.399cm" svg:height="4.123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8" draw:layer="backgroundobjects" svg:width="25.399cm" svg:height="4.123cm" svg:x="0cm" svg:y="0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3" draw:text-style-name="MP17" draw:layer="backgroundobjects" svg:width="18.271cm" svg:height="3.66cm" svg:x="5.858cm" svg:y="0.277cm" presentation:class="title" presentation:user-transformed="true">
        <draw:text-box>
          <text:p text:style-name="MP16"><text:span text:style-name="MT7">Click to edit Master title style</text:span></text:p>
        </draw:text-box>
      </draw:frame>
      <draw:frame draw:name="Segnaposto contenuto 2" presentation:style-name="Mpr4" draw:text-style-name="MP22" draw:layer="backgroundobjects" svg:width="22.859cm" svg:height="12.571cm" svg:x="1.27cm" svg:y="4.445cm" presentation:class="outline" presentation:user-transformed="true">
        <draw:text-box>
          <text:list text:style-name="ML7">
            <text:list-item>
              <text:p text:style-name="MP18"><text:span text:style-name="MT8">Click to edit Master text styles</text:span></text:p>
            </text:list-item>
          </text:list>
          <text:list text:style-name="ML8">
            <text:list-item>
              <text:list>
                <text:list-item>
                  <text:p text:style-name="MP19"><text:span text:style-name="MT9">Second level</text:span></text:p>
                </text:list-item>
              </text:list>
            </text:list-item>
          </text:list>
          <text:list text:style-name="ML9">
            <text:list-item>
              <text:list>
                <text:list-item>
                  <text:list>
                    <text:list-item>
                      <text:p text:style-name="MP20"><text:span text:style-name="MT10">Third level</text:span></text:p>
                    </text:list-item>
                  </text:list>
                </text:list-item>
              </text:list>
            </text:list-item>
          </text:list>
          <text:list text:style-name="ML10">
            <text:list-item>
              <text:list>
                <text:list-item>
                  <text:list>
                    <text:list-item>
                      <text:list>
                        <text:list-item>
                          <text:p text:style-name="MP21"><text:span text:style-name="MT11">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Segnaposto data 3" presentation:style-name="Mpr5" draw:text-style-name="MP24" draw:layer="backgroundobjects" svg:width="5.926cm" svg:height="1.013cm" svg:x="1.27cm" svg:y="17.657cm" presentation:class="date-time" presentation:user-transformed="true">
        <draw:text-box>
          <text:p text:style-name="MP23"><text:span text:style-name="MT12"><presentation:date-time/></text:span></text:p>
        </draw:text-box>
      </draw:frame>
      <draw:frame draw:name="Segnaposto piè di pagina 4" presentation:style-name="Mpr5" draw:text-style-name="MP24" draw:layer="backgroundobjects" svg:width="9.934cm" svg:height="1.013cm" svg:x="7.781cm" svg:y="17.657cm" presentation:class="footer" presentation:user-transformed="true">
        <draw:text-box>
          <text:p text:style-name="MP25"><text:span text:style-name="MT13"><presentation:footer/></text:span></text:p>
        </draw:text-box>
      </draw:frame>
      <draw:frame draw:name="Segnaposto numero diapositiva 5" presentation:style-name="Mpr5" draw:text-style-name="MP24" draw:layer="backgroundobjects" svg:width="5.926cm" svg:height="1.013cm" svg:x="18.203cm" svg:y="17.657cm" presentation:class="page-number" presentation:user-transformed="true">
        <draw:text-box>
          <text:p text:style-name="MP26"><text:span text:style-name="MT14"><text:page-number>&lt;numero&gt;</text:page-number></text:span></text:p>
        </draw:text-box>
      </draw:frame>
      <presentation:notes style:page-layout-name="PM0">
        <draw:page-thumbnail presentation:style-name="Titolo_20_e_20_contenuto-title" draw:layer="backgroundobjects" svg:width="0cm" svg:height="0cm" svg:x="0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_31__5f_Titolo_20_e_20_contenuto" style:display-name="1_Titolo e contenuto" style:page-layout-name="PM1" draw:style-name="Mdp1">
      <loext:theme loext:name="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6" draw:layer="backgroundobjects" svg:width="25.399cm" svg:height="4.123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8" draw:layer="backgroundobjects" svg:width="25.399cm" svg:height="4.123cm" svg:x="0cm" svg:y="0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8" draw:text-style-name="MP28" draw:layer="backgroundobjects" svg:width="18.271cm" svg:height="3.66cm" svg:x="5.858cm" svg:y="0.277cm" presentation:class="title" presentation:user-transformed="true">
        <draw:text-box>
          <text:p text:style-name="MP27"><text:span text:style-name="MT15">Click to edit Master title style</text:span></text:p>
        </draw:text-box>
      </draw:frame>
      <draw:frame draw:name="Segnaposto contenuto 2" presentation:style-name="Mpr9" draw:text-style-name="MP22" draw:layer="backgroundobjects" svg:width="22.859cm" svg:height="12.571cm" svg:x="1.27cm" svg:y="4.445cm" presentation:class="outline" presentation:user-transformed="true">
        <draw:text-box>
          <text:list text:style-name="ML7">
            <text:list-item>
              <text:p text:style-name="MP18"><text:span text:style-name="MT8">Click to edit Master text styles</text:span></text:p>
            </text:list-item>
          </text:list>
          <text:list text:style-name="ML8">
            <text:list-item>
              <text:list>
                <text:list-item>
                  <text:p text:style-name="MP19"><text:span text:style-name="MT9">Second level</text:span></text:p>
                </text:list-item>
              </text:list>
            </text:list-item>
          </text:list>
          <text:list text:style-name="ML9">
            <text:list-item>
              <text:list>
                <text:list-item>
                  <text:list>
                    <text:list-item>
                      <text:p text:style-name="MP20"><text:span text:style-name="MT10">Third level</text:span></text:p>
                    </text:list-item>
                  </text:list>
                </text:list-item>
              </text:list>
            </text:list-item>
          </text:list>
          <text:list text:style-name="ML10">
            <text:list-item>
              <text:list>
                <text:list-item>
                  <text:list>
                    <text:list-item>
                      <text:list>
                        <text:list-item>
                          <text:p text:style-name="MP21"><text:span text:style-name="MT11">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Segnaposto data 3" presentation:style-name="Mpr10" draw:text-style-name="MP24" draw:layer="backgroundobjects" svg:width="5.926cm" svg:height="1.013cm" svg:x="1.27cm" svg:y="17.657cm" presentation:class="date-time" presentation:user-transformed="true">
        <draw:text-box>
          <text:p text:style-name="MP23"><text:span text:style-name="MT12"><presentation:date-time/></text:span></text:p>
        </draw:text-box>
      </draw:frame>
      <draw:frame draw:name="Segnaposto piè di pagina 4" presentation:style-name="Mpr10" draw:text-style-name="MP24" draw:layer="backgroundobjects" svg:width="9.934cm" svg:height="1.013cm" svg:x="7.781cm" svg:y="17.657cm" presentation:class="footer" presentation:user-transformed="true">
        <draw:text-box>
          <text:p text:style-name="MP25"><text:span text:style-name="MT13"><presentation:footer/></text:span></text:p>
        </draw:text-box>
      </draw:frame>
      <draw:frame draw:name="Segnaposto numero diapositiva 5" presentation:style-name="Mpr10" draw:text-style-name="MP24" draw:layer="backgroundobjects" svg:width="5.926cm" svg:height="1.013cm" svg:x="18.203cm" svg:y="17.657cm" presentation:class="page-number" presentation:user-transformed="true">
        <draw:text-box>
          <text:p text:style-name="MP26"><text:span text:style-name="MT14"><text:page-number>&lt;numero&gt;</text:page-number></text:span></text:p>
        </draw:text-box>
      </draw:frame>
      <presentation:notes style:page-layout-name="PM0">
        <draw:page-thumbnail presentation:style-name="_31__5f_Titolo_20_e_20_contenuto-title" draw:layer="backgroundobjects" svg:width="0cm" svg:height="0cm" svg:x="0cm" svg:y="2.257cm" presentation:class="page"/>
        <draw:frame presentation:style-name="_31__5f_Titolo_20_e_20_contenut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Predefinito" style:page-layout-name="PM1" draw:style-name="Mdp1">
      <loext:theme loext:name="1_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6" draw:layer="backgroundobjects" svg:width="25.399cm" svg:height="4.123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8" draw:layer="backgroundobjects" svg:width="25.399cm" svg:height="4.123cm" svg:x="0cm" svg:y="0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5" draw:style-name="Mgr3" draw:text-style-name="MP8" draw:layer="backgroundobjects" svg:width="25.399cm" svg:height="14.954cm" svg:x="-0.008cm" svg:y="4.159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9" draw:layer="backgroundobjects" svg:width="7.319cm" svg:height="3.704cm" svg:x="18.072cm" svg:y="0.028cm">
        <draw:image xlink:href="Pictures/10000001000002BC000001395F2E8A22.png" xlink:type="simple" xlink:show="embed" xlink:actuate="onLoad" draw:mime-type="image/png">
          <text:p/>
        </draw:image>
        <svg:desc>SigilloLogoLAST_WhiteOK</svg:desc>
      </draw:frame>
      <draw:custom-shape draw:name="Titolo 1" draw:style-name="Mgr8" draw:text-style-name="MP11" draw:layer="backgroundobjects" svg:width="18.174cm" svg:height="2.912cm" svg:x="0cm" svg:y="0.592cm">
        <text:p text:style-name="MP10"><text:span text:style-name="MT2">Corso di laurea magistrale in Scienze Statistiche</text:span></text:p>
        <text:p text:style-name="MP10"><text:span text:style-name="MT3">Metodi informatici per statistica e data science</text:span></text:p>
        <text:p text:style-name="MP10"><text:span text:style-name="MT2">2023/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ttotitolo 2" draw:style-name="Mgr9" draw:text-style-name="MP13" draw:layer="backgroundobjects" svg:width="17.779cm" svg:height="1.179cm" svg:x="3.872cm" svg:y="14.836cm">
        <text:p text:style-name="MP12"><text:span text:style-name="MT4">2023/2024</text:span></text:p>
        <text:p text:style-name="MP12"><text:span text:style-name="M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olo 1" draw:style-name="Mgr10" draw:text-style-name="MP15" draw:layer="backgroundobjects" svg:width="21.589cm" svg:height="1.576cm" svg:x="1.897cm" svg:y="5.304cm">
        <text:p text:style-name="MP14"><text:span text:style-name="MT6">Mini-proget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Predefinito-title" draw:layer="backgroundobjects" svg:width="0cm" svg:height="0cm" svg:x="0cm" svg:y="2.257cm" presentation:class="page"/>
        <draw:frame presentation:style-name="Predefinito-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Predefinito_20_1" style:display-name="Predefinito 1" style:page-layout-name="PM1" draw:style-name="Mdp1">
      <loext:theme loext:name="1_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6" draw:layer="backgroundobjects" svg:width="25.399cm" svg:height="4.123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8" draw:layer="backgroundobjects" svg:width="25.399cm" svg:height="4.123cm" svg:x="0cm" svg:y="0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15" draw:text-style-name="MP17" draw:layer="backgroundobjects" svg:width="18.271cm" svg:height="3.66cm" svg:x="5.858cm" svg:y="0.277cm" presentation:class="title" presentation:user-transformed="true">
        <draw:text-box>
          <text:p text:style-name="MP16"><text:span text:style-name="MT7">Click to edit Master title style</text:span></text:p>
        </draw:text-box>
      </draw:frame>
      <draw:frame draw:name="Segnaposto contenuto 2" presentation:style-name="Mpr16" draw:text-style-name="MP22" draw:layer="backgroundobjects" svg:width="22.859cm" svg:height="12.571cm" svg:x="1.27cm" svg:y="4.445cm" presentation:class="outline" presentation:user-transformed="true">
        <draw:text-box>
          <text:list text:style-name="ML7">
            <text:list-item>
              <text:p text:style-name="MP18"><text:span text:style-name="MT8">Click to edit Master text styles</text:span></text:p>
            </text:list-item>
          </text:list>
          <text:list text:style-name="ML8">
            <text:list-item>
              <text:list>
                <text:list-item>
                  <text:p text:style-name="MP19"><text:span text:style-name="MT9">Second level</text:span></text:p>
                </text:list-item>
              </text:list>
            </text:list-item>
          </text:list>
          <text:list text:style-name="ML9">
            <text:list-item>
              <text:list>
                <text:list-item>
                  <text:list>
                    <text:list-item>
                      <text:p text:style-name="MP20"><text:span text:style-name="MT10">Third level</text:span></text:p>
                    </text:list-item>
                  </text:list>
                </text:list-item>
              </text:list>
            </text:list-item>
          </text:list>
          <text:list text:style-name="ML10">
            <text:list-item>
              <text:list>
                <text:list-item>
                  <text:list>
                    <text:list-item>
                      <text:list>
                        <text:list-item>
                          <text:p text:style-name="MP21"><text:span text:style-name="MT11">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Segnaposto data 3" presentation:style-name="Mpr17" draw:text-style-name="MP24" draw:layer="backgroundobjects" svg:width="5.926cm" svg:height="1.013cm" svg:x="1.27cm" svg:y="17.657cm" presentation:class="date-time" presentation:user-transformed="true">
        <draw:text-box>
          <text:p text:style-name="MP23"><text:span text:style-name="MT12"><presentation:date-time/></text:span></text:p>
        </draw:text-box>
      </draw:frame>
      <draw:frame draw:name="Segnaposto piè di pagina 4" presentation:style-name="Mpr17" draw:text-style-name="MP24" draw:layer="backgroundobjects" svg:width="9.934cm" svg:height="1.013cm" svg:x="7.781cm" svg:y="17.657cm" presentation:class="footer" presentation:user-transformed="true">
        <draw:text-box>
          <text:p text:style-name="MP25"><text:span text:style-name="MT13"><presentation:footer/></text:span></text:p>
        </draw:text-box>
      </draw:frame>
      <draw:frame draw:name="Segnaposto numero diapositiva 5" presentation:style-name="Mpr17" draw:text-style-name="MP24" draw:layer="backgroundobjects" svg:width="5.926cm" svg:height="1.013cm" svg:x="18.203cm" svg:y="17.657cm" presentation:class="page-number" presentation:user-transformed="true">
        <draw:text-box>
          <text:p text:style-name="MP26"><text:span text:style-name="MT14"><text:page-number>&lt;numero&gt;</text:page-number></text:span></text:p>
        </draw:text-box>
      </draw:frame>
      <presentation:notes style:page-layout-name="PM0">
        <draw:page-thumbnail presentation:style-name="Predefinito_20_1-title" draw:layer="backgroundobjects" svg:width="0cm" svg:height="0cm" svg:x="0cm" svg:y="2.257cm" presentation:class="page"/>
        <draw:frame presentation:style-name="Predefinito_20_1-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Predefinito_20_2" style:display-name="Predefinito 2" style:page-layout-name="PM1" draw:style-name="Mdp1">
      <loext:theme loext:name="1_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6" draw:layer="backgroundobjects" svg:width="25.399cm" svg:height="4.123cm" svg:x="0cm" svg:y="0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8" draw:layer="backgroundobjects" svg:width="25.399cm" svg:height="4.123cm" svg:x="0cm" svg:y="0cm">
        <text:p text:style-name="MP7"><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20" draw:text-style-name="MP28" draw:layer="backgroundobjects" svg:width="18.271cm" svg:height="3.66cm" svg:x="5.858cm" svg:y="0.277cm" presentation:class="title" presentation:user-transformed="true">
        <draw:text-box>
          <text:p text:style-name="MP27"><text:span text:style-name="MT15">Click to edit Master title style</text:span></text:p>
        </draw:text-box>
      </draw:frame>
      <draw:frame draw:name="Segnaposto contenuto 2" presentation:style-name="Mpr21" draw:text-style-name="MP22" draw:layer="backgroundobjects" svg:width="22.859cm" svg:height="12.571cm" svg:x="1.27cm" svg:y="4.445cm" presentation:class="outline" presentation:user-transformed="true">
        <draw:text-box>
          <text:list text:style-name="ML7">
            <text:list-item>
              <text:p text:style-name="MP18"><text:span text:style-name="MT8">Click to edit Master text styles</text:span></text:p>
            </text:list-item>
          </text:list>
          <text:list text:style-name="ML8">
            <text:list-item>
              <text:list>
                <text:list-item>
                  <text:p text:style-name="MP19"><text:span text:style-name="MT9">Second level</text:span></text:p>
                </text:list-item>
              </text:list>
            </text:list-item>
          </text:list>
          <text:list text:style-name="ML9">
            <text:list-item>
              <text:list>
                <text:list-item>
                  <text:list>
                    <text:list-item>
                      <text:p text:style-name="MP20"><text:span text:style-name="MT10">Third level</text:span></text:p>
                    </text:list-item>
                  </text:list>
                </text:list-item>
              </text:list>
            </text:list-item>
          </text:list>
          <text:list text:style-name="ML10">
            <text:list-item>
              <text:list>
                <text:list-item>
                  <text:list>
                    <text:list-item>
                      <text:list>
                        <text:list-item>
                          <text:p text:style-name="MP21"><text:span text:style-name="MT11">Fourth level</text:span></text:p>
                        </text:list-item>
                      </text:list>
                    </text:list-item>
                  </text:list>
                </text:list-item>
              </text:list>
            </text:list-item>
          </text:list>
          <text:list text:style-name="ML11">
            <text:list-item>
              <text:list>
                <text:list-item>
                  <text:list>
                    <text:list-item>
                      <text:list>
                        <text:list-item>
                          <text:list>
                            <text:list-item>
                              <text:p text:style-name="MP21"><text:span text:style-name="MT11">Fifth level</text:span></text:p>
                            </text:list-item>
                          </text:list>
                        </text:list-item>
                      </text:list>
                    </text:list-item>
                  </text:list>
                </text:list-item>
              </text:list>
            </text:list-item>
          </text:list>
        </draw:text-box>
      </draw:frame>
      <draw:frame draw:name="Segnaposto data 3" presentation:style-name="Mpr22" draw:text-style-name="MP24" draw:layer="backgroundobjects" svg:width="5.926cm" svg:height="1.013cm" svg:x="1.27cm" svg:y="17.657cm" presentation:class="date-time" presentation:user-transformed="true">
        <draw:text-box>
          <text:p text:style-name="MP23"><text:span text:style-name="MT12"><presentation:date-time/></text:span></text:p>
        </draw:text-box>
      </draw:frame>
      <draw:frame draw:name="Segnaposto piè di pagina 4" presentation:style-name="Mpr22" draw:text-style-name="MP24" draw:layer="backgroundobjects" svg:width="9.934cm" svg:height="1.013cm" svg:x="7.781cm" svg:y="17.657cm" presentation:class="footer" presentation:user-transformed="true">
        <draw:text-box>
          <text:p text:style-name="MP25"><text:span text:style-name="MT13"><presentation:footer/></text:span></text:p>
        </draw:text-box>
      </draw:frame>
      <draw:frame draw:name="Segnaposto numero diapositiva 5" presentation:style-name="Mpr22" draw:text-style-name="MP24" draw:layer="backgroundobjects" svg:width="5.926cm" svg:height="1.013cm" svg:x="18.203cm" svg:y="17.657cm" presentation:class="page-number" presentation:user-transformed="true">
        <draw:text-box>
          <text:p text:style-name="MP26"><text:span text:style-name="MT14"><text:page-number>&lt;numero&gt;</text:page-number></text:span></text:p>
        </draw:text-box>
      </draw:frame>
      <presentation:notes style:page-layout-name="PM0">
        <draw:page-thumbnail presentation:style-name="Predefinito_20_2-title" draw:layer="backgroundobjects" svg:width="0cm" svg:height="0cm" svg:x="0cm" svg:y="2.257cm" presentation:class="page"/>
        <draw:frame presentation:style-name="Predefinito_20_2-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Melucci Massimo</meta:initial-creator>
    <meta:editing-cycles>158</meta:editing-cycles>
    <meta:print-date>2015-06-04T08:50:14</meta:print-date>
    <meta:creation-date>2022-03-06T14:22:34</meta:creation-date>
    <dc:date>2025-07-11T12:07:49.792180700</dc:date>
    <meta:editing-duration>P4DT17H4M3S</meta:editing-duration>
    <meta:generator>LibreOffice/25.2.4.3$Windows_X86_64 LibreOffice_project/33e196637044ead23f5c3226cde09b47731f7e27</meta:generator>
    <meta:document-statistic meta:object-count="156"/>
    <meta:user-defined meta:name="AppVersion">16.0000</meta:user-defined>
    <meta:user-defined meta:name="PresentationFormat">Presentazione su schermo (4:3)</meta:user-defined>
    <meta:user-defined meta:name="Slides" meta:value-type="float">19</meta:user-defined>
    <meta:user-defined meta:name="Version" meta:value-type="float">1</meta:user-defined>
  </office:meta>
</office:document-meta>
</file>